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10f" officeooo:paragraph-rsid="000dc10f"/>
    </style:style>
    <style:style style:name="P2" style:family="paragraph" style:parent-style-name="Standard">
      <style:text-properties officeooo:rsid="00104787" officeooo:paragraph-rsid="00104787"/>
    </style:style>
    <style:style style:name="P3" style:family="paragraph" style:parent-style-name="Standard">
      <style:text-properties officeooo:rsid="0013a0bb" officeooo:paragraph-rsid="0013a0bb"/>
    </style:style>
    <style:style style:name="P4" style:family="paragraph" style:parent-style-name="Standard">
      <style:text-properties officeooo:rsid="001549cf" officeooo:paragraph-rsid="001549cf"/>
    </style:style>
    <style:style style:name="P5" style:family="paragraph" style:parent-style-name="Standard">
      <style:text-properties officeooo:rsid="0016b30a" officeooo:paragraph-rsid="0016b30a"/>
    </style:style>
    <style:style style:name="P6" style:family="paragraph" style:parent-style-name="Standard">
      <style:text-properties officeooo:rsid="00182645" officeooo:paragraph-rsid="00182645"/>
    </style:style>
    <style:style style:name="P7" style:family="paragraph" style:parent-style-name="Standard">
      <style:text-properties officeooo:rsid="001a09f7" officeooo:paragraph-rsid="001a09f7"/>
    </style:style>
    <style:style style:name="P8" style:family="paragraph" style:parent-style-name="Standard">
      <style:text-properties officeooo:rsid="001c350b" officeooo:paragraph-rsid="001c350b"/>
    </style:style>
    <style:style style:name="P9" style:family="paragraph" style:parent-style-name="Standard">
      <style:text-properties officeooo:rsid="001dc8ce" officeooo:paragraph-rsid="001dc8ce"/>
    </style:style>
    <style:style style:name="P10" style:family="paragraph" style:parent-style-name="Standard">
      <style:text-properties officeooo:rsid="001e6961" officeooo:paragraph-rsid="001e6961"/>
    </style:style>
    <style:style style:name="P11" style:family="paragraph" style:parent-style-name="Standard">
      <style:text-properties fo:font-weight="bold" officeooo:rsid="001e9ba8" officeooo:paragraph-rsid="001e9ba8" style:font-weight-asian="bold" style:font-weight-complex="bold"/>
    </style:style>
    <style:style style:name="P12" style:family="paragraph" style:parent-style-name="Standard">
      <style:text-properties fo:font-weight="bold" officeooo:rsid="0020451f" officeooo:paragraph-rsid="0020451f" style:font-weight-asian="bold" style:font-weight-complex="bold"/>
    </style:style>
    <style:style style:name="P13" style:family="paragraph" style:parent-style-name="Standard">
      <style:text-properties fo:font-weight="bold" officeooo:rsid="0032050b" officeooo:paragraph-rsid="0032050b" style:font-weight-asian="bold" style:font-weight-complex="bold"/>
    </style:style>
    <style:style style:name="P14" style:family="paragraph" style:parent-style-name="Standard">
      <style:text-properties fo:font-weight="bold" officeooo:rsid="0033544b" officeooo:paragraph-rsid="0033544b" style:font-weight-asian="bold" style:font-weight-complex="bold"/>
    </style:style>
    <style:style style:name="P15" style:family="paragraph" style:parent-style-name="Standard">
      <style:text-properties fo:font-weight="bold" officeooo:rsid="00346118" officeooo:paragraph-rsid="00346118" style:font-weight-asian="bold" style:font-weight-complex="bold"/>
    </style:style>
    <style:style style:name="P16" style:family="paragraph" style:parent-style-name="Standard">
      <style:text-properties fo:font-weight="bold" officeooo:rsid="00377dd2" officeooo:paragraph-rsid="00377dd2" style:font-weight-asian="bold" style:font-weight-complex="bold"/>
    </style:style>
    <style:style style:name="P17" style:family="paragraph" style:parent-style-name="Standard">
      <style:text-properties fo:font-weight="normal" officeooo:rsid="0020451f" officeooo:paragraph-rsid="0020451f" style:font-weight-asian="normal" style:font-weight-complex="normal"/>
    </style:style>
    <style:style style:name="P18" style:family="paragraph" style:parent-style-name="Standard">
      <style:text-properties fo:font-weight="normal" officeooo:rsid="00215e33" officeooo:paragraph-rsid="00215e33" style:font-weight-asian="normal" style:font-weight-complex="normal"/>
    </style:style>
    <style:style style:name="P19" style:family="paragraph" style:parent-style-name="Standard">
      <style:text-properties fo:font-weight="normal" officeooo:rsid="0024a3d0" officeooo:paragraph-rsid="0024a3d0" style:font-weight-asian="normal" style:font-weight-complex="normal"/>
    </style:style>
    <style:style style:name="P20" style:family="paragraph" style:parent-style-name="Standard">
      <style:text-properties fo:font-weight="normal" officeooo:rsid="00267c52" officeooo:paragraph-rsid="00267c52" style:font-weight-asian="normal" style:font-weight-complex="normal"/>
    </style:style>
    <style:style style:name="P21" style:family="paragraph" style:parent-style-name="Standard">
      <style:text-properties fo:font-weight="normal" officeooo:rsid="0029da54" officeooo:paragraph-rsid="0029da54" style:font-weight-asian="normal" style:font-weight-complex="normal"/>
    </style:style>
    <style:style style:name="P22" style:family="paragraph" style:parent-style-name="Standard">
      <style:text-properties fo:font-weight="normal" officeooo:rsid="002b67a3" officeooo:paragraph-rsid="002b67a3" style:font-weight-asian="normal" style:font-weight-complex="normal"/>
    </style:style>
    <style:style style:name="P23" style:family="paragraph" style:parent-style-name="Standard">
      <style:text-properties fo:font-weight="normal" officeooo:rsid="002b67a3" officeooo:paragraph-rsid="002daf48" style:font-weight-asian="normal" style:font-weight-complex="normal"/>
    </style:style>
    <style:style style:name="P24" style:family="paragraph" style:parent-style-name="Standard">
      <style:text-properties fo:font-weight="normal" officeooo:rsid="002bdd62" officeooo:paragraph-rsid="002bdd62" style:font-weight-asian="normal" style:font-weight-complex="normal"/>
    </style:style>
    <style:style style:name="P25" style:family="paragraph" style:parent-style-name="Standard">
      <style:text-properties fo:font-weight="normal" officeooo:rsid="002cd8e6" officeooo:paragraph-rsid="002cd8e6" style:font-weight-asian="normal" style:font-weight-complex="normal"/>
    </style:style>
    <style:style style:name="P26" style:family="paragraph" style:parent-style-name="Standard">
      <style:text-properties fo:font-weight="normal" officeooo:rsid="002ee25f" officeooo:paragraph-rsid="002ee25f" style:font-weight-asian="normal" style:font-weight-complex="normal"/>
    </style:style>
    <style:style style:name="P27" style:family="paragraph" style:parent-style-name="Standard">
      <style:text-properties fo:font-weight="normal" officeooo:rsid="00300eeb" officeooo:paragraph-rsid="00300eeb" style:font-weight-asian="normal" style:font-weight-complex="normal"/>
    </style:style>
    <style:style style:name="P28" style:family="paragraph" style:parent-style-name="Standard">
      <style:text-properties fo:font-weight="normal" officeooo:rsid="0031d7e1" officeooo:paragraph-rsid="0031d7e1" style:font-weight-asian="normal" style:font-weight-complex="normal"/>
    </style:style>
    <style:style style:name="P29" style:family="paragraph" style:parent-style-name="Standard">
      <style:text-properties fo:font-weight="bold" officeooo:rsid="0037b943" officeooo:paragraph-rsid="0037b943" style:font-weight-asian="bold" style:font-weight-complex="bold"/>
    </style:style>
    <style:style style:name="P30" style:family="paragraph" style:parent-style-name="Standard">
      <style:text-properties fo:font-weight="bold" officeooo:rsid="0039f499" officeooo:paragraph-rsid="0037b943" style:font-weight-asian="bold" style:font-weight-complex="bold"/>
    </style:style>
    <style:style style:name="P31" style:family="paragraph" style:parent-style-name="Standard">
      <style:text-properties fo:font-weight="bold" officeooo:rsid="0039f499" officeooo:paragraph-rsid="0039f499" style:font-weight-asian="bold" style:font-weight-complex="bold"/>
    </style:style>
    <style:style style:name="P32" style:family="paragraph" style:parent-style-name="Standard">
      <style:text-properties fo:font-weight="bold" officeooo:rsid="00528dc3" officeooo:paragraph-rsid="00528dc3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54ee25" officeooo:paragraph-rsid="0054ee25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5e3859" officeooo:paragraph-rsid="005e3859" style:font-weight-asian="bold" style:font-weight-complex="bold"/>
    </style:style>
    <style:style style:name="P35" style:family="paragraph" style:parent-style-name="Standard">
      <style:text-properties fo:font-weight="normal" officeooo:rsid="003b4437" officeooo:paragraph-rsid="003b4437" style:font-weight-asian="normal" style:font-weight-complex="normal"/>
    </style:style>
    <style:style style:name="P36" style:family="paragraph" style:parent-style-name="Standard">
      <style:text-properties fo:font-weight="normal" officeooo:rsid="003dc498" officeooo:paragraph-rsid="003dc498" style:font-weight-asian="normal" style:font-weight-complex="normal"/>
    </style:style>
    <style:style style:name="P37" style:family="paragraph" style:parent-style-name="Standard">
      <style:text-properties fo:font-weight="normal" officeooo:rsid="003e595e" officeooo:paragraph-rsid="003e595e" style:font-weight-asian="normal" style:font-weight-complex="normal"/>
    </style:style>
    <style:style style:name="P38" style:family="paragraph" style:parent-style-name="Standard">
      <style:text-properties fo:font-weight="normal" officeooo:rsid="00402fdb" officeooo:paragraph-rsid="00402fdb" style:font-weight-asian="normal" style:font-weight-complex="normal"/>
    </style:style>
    <style:style style:name="P39" style:family="paragraph" style:parent-style-name="Standard">
      <style:text-properties fo:font-weight="normal" officeooo:rsid="0040b111" officeooo:paragraph-rsid="004475ee" style:font-weight-asian="normal" style:font-weight-complex="normal"/>
    </style:style>
    <style:style style:name="P40" style:family="paragraph" style:parent-style-name="Standard">
      <style:text-properties fo:font-weight="normal" officeooo:rsid="00457234" officeooo:paragraph-rsid="00457234" style:font-weight-asian="normal" style:font-weight-complex="normal"/>
    </style:style>
    <style:style style:name="P41" style:family="paragraph" style:parent-style-name="Standard">
      <style:text-properties fo:font-weight="normal" officeooo:rsid="00461c16" officeooo:paragraph-rsid="00461c16" style:font-weight-asian="normal" style:font-weight-complex="normal"/>
    </style:style>
    <style:style style:name="P42" style:family="paragraph" style:parent-style-name="Standard">
      <style:text-properties fo:font-weight="normal" officeooo:rsid="0046ed9f" officeooo:paragraph-rsid="0046ed9f" style:font-weight-asian="normal" style:font-weight-complex="normal"/>
    </style:style>
    <style:style style:name="P43" style:family="paragraph" style:parent-style-name="Standard">
      <style:text-properties fo:font-weight="normal" officeooo:rsid="0046ed9f" officeooo:paragraph-rsid="00473efa" style:font-weight-asian="normal" style:font-weight-complex="normal"/>
    </style:style>
    <style:style style:name="P44" style:family="paragraph" style:parent-style-name="Standard">
      <style:text-properties fo:font-weight="normal" officeooo:rsid="00473efa" officeooo:paragraph-rsid="00473efa" style:font-weight-asian="normal" style:font-weight-complex="normal"/>
    </style:style>
    <style:style style:name="P45" style:family="paragraph" style:parent-style-name="Standard">
      <style:text-properties fo:font-weight="normal" officeooo:rsid="0048a95d" officeooo:paragraph-rsid="0048a95d" style:font-weight-asian="normal" style:font-weight-complex="normal"/>
    </style:style>
    <style:style style:name="P46" style:family="paragraph" style:parent-style-name="Standard">
      <style:text-properties fo:font-weight="normal" officeooo:rsid="004a4198" officeooo:paragraph-rsid="004a4198" style:font-weight-asian="normal" style:font-weight-complex="normal"/>
    </style:style>
    <style:style style:name="P47" style:family="paragraph" style:parent-style-name="Standard">
      <style:text-properties fo:font-weight="normal" officeooo:rsid="004c09a0" officeooo:paragraph-rsid="004c09a0" style:font-weight-asian="normal" style:font-weight-complex="normal"/>
    </style:style>
    <style:style style:name="P48" style:family="paragraph" style:parent-style-name="Standard">
      <style:text-properties fo:font-weight="normal" officeooo:rsid="004c7dac" officeooo:paragraph-rsid="004c7dac" style:font-weight-asian="normal" style:font-weight-complex="normal"/>
    </style:style>
    <style:style style:name="P49" style:family="paragraph" style:parent-style-name="Standard">
      <style:text-properties fo:font-weight="normal" officeooo:rsid="004e0621" officeooo:paragraph-rsid="004e0621" style:font-weight-asian="normal" style:font-weight-complex="normal"/>
    </style:style>
    <style:style style:name="P50" style:family="paragraph" style:parent-style-name="Standard">
      <style:text-properties fo:font-weight="normal" officeooo:rsid="004f7632" officeooo:paragraph-rsid="004f7632" style:font-weight-asian="normal" style:font-weight-complex="normal"/>
    </style:style>
    <style:style style:name="P51" style:family="paragraph" style:parent-style-name="Standard">
      <style:text-properties fo:font-weight="normal" officeooo:rsid="0050a87b" officeooo:paragraph-rsid="0050a87b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528dc3" officeooo:paragraph-rsid="00528dc3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55b2a5" officeooo:paragraph-rsid="0055b2a5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57704c" officeooo:paragraph-rsid="0057704c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5853d8" officeooo:paragraph-rsid="005853d8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599cc5" officeooo:paragraph-rsid="00599cc5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5e3859" officeooo:paragraph-rsid="005e3859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605525" officeooo:paragraph-rsid="00605525" style:font-weight-asian="normal" style:font-weight-complex="normal"/>
    </style:style>
    <style:style style:name="T1" style:family="text">
      <style:text-properties officeooo:rsid="000f147f"/>
    </style:style>
    <style:style style:name="T2" style:family="text">
      <style:text-properties officeooo:rsid="0012b199"/>
    </style:style>
    <style:style style:name="T3" style:family="text">
      <style:text-properties officeooo:rsid="0016b30a"/>
    </style:style>
    <style:style style:name="T4" style:family="text">
      <style:text-properties officeooo:rsid="001a3bf3"/>
    </style:style>
    <style:style style:name="T5" style:family="text">
      <style:text-properties officeooo:rsid="00253f43"/>
    </style:style>
    <style:style style:name="T6" style:family="text">
      <style:text-properties officeooo:rsid="00265f2e"/>
    </style:style>
    <style:style style:name="T7" style:family="text">
      <style:text-properties officeooo:rsid="00274371"/>
    </style:style>
    <style:style style:name="T8" style:family="text">
      <style:text-properties officeooo:rsid="0028a100"/>
    </style:style>
    <style:style style:name="T9" style:family="text">
      <style:text-properties officeooo:rsid="0029da5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58756" style:font-weight-asian="normal" style:font-weight-complex="normal"/>
    </style:style>
    <style:style style:name="T12" style:family="text">
      <style:text-properties fo:font-weight="normal" officeooo:rsid="0035f752" style:font-weight-asian="normal" style:font-weight-complex="normal"/>
    </style:style>
    <style:style style:name="T13" style:family="text">
      <style:text-properties fo:font-weight="normal" officeooo:rsid="00394810" style:font-weight-asian="normal" style:font-weight-complex="normal"/>
    </style:style>
    <style:style style:name="T14" style:family="text">
      <style:text-properties officeooo:rsid="002bdd62"/>
    </style:style>
    <style:style style:name="T15" style:family="text">
      <style:text-properties officeooo:rsid="002c70de"/>
    </style:style>
    <style:style style:name="T16" style:family="text">
      <style:text-properties officeooo:rsid="002daf48"/>
    </style:style>
    <style:style style:name="T17" style:family="text">
      <style:text-properties officeooo:rsid="00313d56"/>
    </style:style>
    <style:style style:name="T18" style:family="text">
      <style:text-properties officeooo:rsid="003ce34c"/>
    </style:style>
    <style:style style:name="T19" style:family="text">
      <style:text-properties officeooo:rsid="00429802"/>
    </style:style>
    <style:style style:name="T20" style:family="text">
      <style:text-properties officeooo:rsid="004475ee"/>
    </style:style>
    <style:style style:name="T21" style:family="text">
      <style:text-properties officeooo:rsid="00473efa"/>
    </style:style>
    <style:style style:name="T22" style:family="text">
      <style:text-properties officeooo:rsid="004a4198"/>
    </style:style>
    <style:style style:name="T23" style:family="text">
      <style:text-properties officeooo:rsid="00512cd3"/>
    </style:style>
    <style:style style:name="T24" style:family="text">
      <style:text-properties officeooo:rsid="0053eb07"/>
    </style:style>
    <style:style style:name="T25" style:family="text">
      <style:text-properties officeooo:rsid="0056b361"/>
    </style:style>
    <style:style style:name="T26" style:family="text">
      <style:text-properties officeooo:rsid="0057704c"/>
    </style:style>
    <style:style style:name="T27" style:family="text">
      <style:text-properties officeooo:rsid="005b9c4b"/>
    </style:style>
    <style:style style:name="T28" style:family="text">
      <style:text-properties officeooo:rsid="005ceccf"/>
    </style:style>
    <style:style style:name="T29" style:family="text">
      <style:text-properties officeooo:rsid="005f24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игнал – изменение некоторой физической величины <text:span text:style-name="T1">в зависимости от определённого параметра, область определения в ЦОСе может представлена либо в качестве времени, либо в качестве частоты.</text:span></text:p>
      <text:p text:style-name="P2">Аналоговый сигнал – <text:span text:style-name="T2">описывается непрерывной функцией.</text:span></text:p>
      <text:p text:style-name="P3">Дискретные по времени сигналы <text:line-break/>x(nT)</text:p>
      <text:p text:style-name="P4">Сигналы бывают дискретными по уровню <text:span text:style-name="T3">(сама функция x меняется дискретно)</text:span> и по <text:span text:style-name="T3">времени</text:span>.</text:p>
      <text:p text:style-name="P5">Цифровой сигнал – и область значений, и область определений меняется дискретно.</text:p>
      <text:p text:style-name="P6">При обработке сигналов выделяют две группы задач: анализ и синтез. Задачей анализа является выделение небольшой группы значимых параметров, который достаточно полно описывают сигнал.</text:p>
      <text:p text:style-name="P6">Синтез – восстановление сигнала по совокупности, описывающей его параметры.</text:p>
      <text:p text:style-name="P7">В ЦОС выделяют набор аналоговых и цифровых сигналов, <text:span text:style-name="T4">которые и используются в задачах синтеза. </text:span></text:p>
      <text:p text:style-name="P8">Единичный импульс (Дельта функция – функция Дирака)</text:p>
      <text:p text:style-name="P8">Единичный скачок (Ступенчатый сигнал)</text:p>
      <text:p text:style-name="P9">x[n]={1, n&gt;=0; 0, n&lt;0}</text:p>
      <text:p text:style-name="P10">Выделяют операции, которые выполняется над сигналами.</text:p>
      <text:p text:style-name="P10"/>
      <text:p text:style-name="P11">Свёртка</text:p>
      <text:p text:style-name="P12"/>
      <text:p text:style-name="P12">16.10.2023</text:p>
      <text:p text:style-name="P17">Одной из задач, часто возникающих на практике, является создание фильтров, пропускающих сигналы в определённой полосе частот.</text:p>
      <text:p text:style-name="P17">Выделяют четыре типа фильтров:</text:p>
      <text:p text:style-name="P17">1. Фильтры нижних частот.</text:p>
      <text:p text:style-name="P18">2. Фильтры высоких частот.</text:p>
      <text:p text:style-name="P18">3. Полосовые фильтры.</text:p>
      <text:p text:style-name="P18">4. Режекторные фильтры.</text:p>
      <text:p text:style-name="P19">При построении фильтров изначально строятся прототипы, <text:span text:style-name="T5">а далее происходит преобразование в нужный нам фильт</text:span><text:span text:style-name="T6">р</text:span><text:span text:style-name="T5">.</text:span></text:p>
      <text:p text:style-name="P19">Прототип – ФНЧ с частотой среза 1 рад/c.</text:p>
      <text:p text:style-name="P20">Разновидности фильтров прототипов:</text:p>
      <text:p text:style-name="P20">1. Фильтр Баттерворта. <text:span text:style-name="T7">Для любого фильтра можно построить несколько функциональных зависимостей. Основными явялются АЧХ </text:span><text:span text:style-name="T8">и ФЧХ.</text:span></text:p>
      <text:p text:style-name="P21">K(\omega)=1/(\sqrt{(1+(\omega/\omega_0)^{2n})</text:p>
      <text:p text:style-name="P22">2. Фильтр Чебышева первого рода.</text:p>
      <text:p text:style-name="P22">K(\omega)=1/<text:span text:style-name="T9">(\sqrt{(1+</text:span>\epsilon^2 T_n^2 <text:span text:style-name="T9">(\omega/\omega_0)</text:span><text:span text:style-name="T14">}</text:span><text:span text:style-name="T9">)</text:span></text:p>
      <text:p text:style-name="P24">\epsilon – <text:span text:style-name="T15">коэффициент пульсации в полосе пропускания.</text:span></text:p>
      <text:p text:style-name="P25">3. Фильтр Чебышева второго рода – обратный фильтру первого рода.</text:p>
      <text:p text:style-name="P23">K(\omega)=1/<text:span text:style-name="T9">(\sqrt{(1+</text:span><text:span text:style-name="T16">\frac{</text:span>\epsilon^2<text:span text:style-name="T16">}{</text:span> T_n^2 <text:span text:style-name="T9">(\omega/\omega_0)</text:span><text:span text:style-name="T14">}</text:span><text:span text:style-name="T16">}</text:span><text:span text:style-name="T9">)</text:span></text:p>
      <text:p text:style-name="P26">\epsilon – коэффициент пульсаций в полосе задержания.</text:p>
      <text:p text:style-name="P27">4. Эллиптический фильтр <text:span text:style-name="T17">(фильтр Кауэра).</text:span></text:p>
      <text:p text:style-name="P28">5. Фильтр Бесселя.</text:p>
      <text:p text:style-name="P13">Ряд Фурье</text:p>
      <text:p text:style-name="P14">Преобразование Фурье</text:p>
      <text:p text:style-name="P15">ПФ <text:span text:style-name="T10">является инструментом спектрального анализа непереодических сигналов. </text:span><text:span text:style-name="T11">ПФ позволяет перевести сигнал из временной области в частотную. Выделяют прямое преобразование Фурье. </text:span><text:span text:style-name="T12">Для преобразования из частотной области в прямую производится обратное преобразование Фурье.</text:span></text:p>
      <text:p text:style-name="P16"><text:span text:style-name="T12">С</text:span><text:span text:style-name="T10">пектральная функция сигнала s(t).</text:span></text:p>
      <text:p text:style-name="P29"><text:soft-page-break/><text:span text:style-name="T10">При анализе амплитудного спектра вводится понятие эффективная ширина спектра. Посколько спектр имеет лепестковый характер, то эффективная ширина определяется шириной главного лепестка 2\pi/\tau. </text:span><text:span text:style-name="T13">Чем короче сигнал, тем шире его спектр.</text:span></text:p>
      <text:p text:style-name="P30"><text:span text:style-name="T13"/></text:p>
      <text:p text:style-name="P31">Свойства преобразования Фурье (ПФ)</text:p>
      <text:p text:style-name="P35">1. Линейность. <text:span text:style-name="T18">Спектр суммы равен сумме спектров.</text:span></text:p>
      <text:p text:style-name="P36">y(t)=\alpha * g(t) + \beta * f(t)</text:p>
      <text:p text:style-name="P37">y(\omega)=\alpha * G(\omega) + \beta * F(\omega)</text:p>
      <text:p text:style-name="P38">2. Задержка. Задержка сигнала во времени.</text:p>
      <text:p text:style-name="P39">Дополнительный множитель не повлияет на АЧХ, а на ФЧХ. </text:p>
      <text:p text:style-name="P39"><text:span text:style-name="T20">3. </text:span><text:span text:style-name="T19">Изменения масштаба оси времени. </text:span><text:span text:style-name="T20">Чем короче сигнал, тем шире его спектр.</text:span></text:p>
      <text:p text:style-name="P40">4. Дифференцирование сигнала.</text:p>
      <text:p text:style-name="P41">s(t) = \frac{df}{dt}</text:p>
      <text:p text:style-name="P42">Спектр производной ослабляет низкие частоты, а высокие – усиливает. Фазовый спектр сигнала сдвигается на 90 градусов.</text:p>
      <text:p text:style-name="P44">5. Интегрирование сигнала.</text:p>
      <text:p text:style-name="P44">S(\omega)=\frac{F(\omega)}{j\omega}</text:p>
      <text:p text:style-name="P43">Спектр производной ослабляет <text:span text:style-name="T21">высокие</text:span> частоты, а <text:span text:style-name="T21">низкие</text:span> – усиливает.</text:p>
      <text:p text:style-name="P45"><text:span text:style-name="T22">6. </text:span>Спектр свёртки сигналов.</text:p>
      <text:p text:style-name="P46">Спектр свёртки сигналов равено произведению спектров.</text:p>
      <text:p text:style-name="P47">7. Спектр произведения сигналов.</text:p>
      <text:p text:style-name="P48">s(t)=f(t)g(t)</text:p>
      <text:p text:style-name="P49">Спектр произведения представляет собой свёртку спектров.</text:p>
      <text:p text:style-name="P50">8. Умножение сигнала на гармоническую функцию.</text:p>
      <text:p text:style-name="P51">При умножении спектр разгалагается на два слагаемых, <text:span text:style-name="T23">которые по амплитуде меньше исходного спектра в два раза и которые смещены по частотной оси влево и вправо на величину \omega_0.</text:span></text:p>
      <text:p text:style-name="P51"/>
      <text:p text:style-name="P32">Переодическая дискретизация</text:p>
      <text:p text:style-name="P52">Переодическая дискретизация – процесс представления непрерывного сигнала последовательностью дискретных значений. <text:span text:style-name="T24">Основной вопрос при дискретизации – как часто следует брать отсчёты непрерывного сигнала, чтобы сохранить содержащуюся в сигнале информацию. </text:span></text:p>
      <text:p text:style-name="P33">Неоднозначность представления сигнала в частотной области</text:p>
      <text:p text:style-name="P53">f_0 – частота исходного сигнала. Над этим сигналом происходит переодическая дискретизация с частотой f_s, <text:span text:style-name="T25">т.е. через равные промежутки времени t_s = \frac{1}{f_s} берутся значения по оси t </text:span><text:span text:style-name="T26">(шаг равен t_s).</text:span></text:p>
      <text:p text:style-name="P54">Функция sin является переодической, следовательно, её можно записать</text:p>
      <text:p text:style-name="P54">sin(\phi)=sin(\phi+2 \pi m), где m – любое целое число.</text:p>
      <text:p text:style-name="P55">Таким образом, последовательность исходных отсчётов может представлять собой синусоиду с частотой f_0, а также бесконечное количество синусоид с частотами f_0 + k * f_s.</text:p>
      <text:p text:style-name="P56">В спектральной области мы получим для любого дискретного сигнала набор переодически повторяющихся копий спектра исходного непрерывного сигнала.</text:p>
      <text:p text:style-name="P56">Для того, чтобы сигнал был правильно восстановлен необходимо выделить <text:span text:style-name="T27">его спектр. Основной спектральный диапазон будет в -\frac{f_s}{2} до \frac{f_s}{2} – </text:span><text:span text:style-name="T28">частота Найтвиста.</text:span></text:p>
      <text:p text:style-name="P57"/>
      <text:p text:style-name="P34">Дискретизация низкочастотных сигналов</text:p>
      <text:p text:style-name="P57">Сигналы, ограниченные спектром – от нуля до b. <text:span text:style-name="T29">При дискретизации сигнала с ограниченным спектром необходимо выполнять соотношение, что f_s должно быть в два раза больше, чем B (f_s &gt; 2B – критерий Наквиста, или теорема Котельникова).</text:span></text:p>
      <text:p text:style-name="P57"/>
      <text:p text:style-name="P58"><text:soft-page-break/>В случае полосового сигнала частота дискретизации может быть выбрана неоднозначно. Можно найти набор частот, при которых процесс восстановления сигнала может осуществлён неправильно. Этот диапазон частот определяется двумя границами, в которых используется произвольное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2:11:30.388155426</meta:creation-date>
    <meta:generator>LibreOffice/7.3.7.2$Linux_X86_64 LibreOffice_project/30$Build-2</meta:generator>
    <dc:date>2023-10-30T13:36:03.164569336</dc:date>
    <meta:editing-duration>PT2H37M18S</meta:editing-duration>
    <meta:editing-cycles>74</meta:editing-cycles>
    <meta:document-statistic meta:table-count="0" meta:image-count="0" meta:object-count="0" meta:page-count="3" meta:paragraph-count="70" meta:word-count="657" meta:character-count="5254" meta:non-whitespace-character-count="4644"/>
  </office:meta>
</office:document-meta>
</file>